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88" style:family="paragraph" style:parent-style-name="Standard">
      <style:paragraph-properties fo:margin-left="0in" fo:margin-right="0in" fo:text-align="justify" style:justify-single-word="false" fo:text-indent="0.1965in" style:auto-text-indent="false"/>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style:style>
    <style:style style:name="P9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fo:margin-top="0in" fo:margin-bottom="0.0835in" loext:contextual-spacing="false"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3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officeooo:paragraph-rsid="00223941"/>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officeooo:rsid="00252824" officeooo:paragraph-rsid="00252824"/>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54549"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6" style:family="paragraph" style:parent-style-name="Text_20_body">
      <style:paragraph-properties fo:margin-left="0in" fo:margin-right="0in" fo:text-align="justify" style:justify-single-word="false" fo:text-indent="0.1965in" style:auto-text-indent="false"/>
      <style:text-properties fo:language="ru" fo:country="RU" officeooo:paragraph-rsid="00179d3a"/>
    </style:style>
    <style:style style:name="P147" style:family="paragraph" style:parent-style-name="Text_20_body">
      <style:paragraph-properties fo:margin-left="0in" fo:margin-right="0in" fo:text-align="justify" style:justify-single-word="false" fo:text-indent="0.1965in" style:auto-text-indent="false"/>
      <style:text-properties fo:language="ru" fo:country="RU" officeooo:paragraph-rsid="001994ae"/>
    </style:style>
    <style:style style:name="P148" style:family="paragraph" style:parent-style-name="Text_20_body">
      <style:paragraph-properties fo:margin-left="0in" fo:margin-right="0in" fo:text-align="justify" style:justify-single-word="false" fo:text-indent="0.1965in" style:auto-text-indent="false"/>
      <style:text-properties fo:language="ru" fo:country="RU" officeooo:paragraph-rsid="001c6208"/>
    </style:style>
    <style:style style:name="P149" style:family="paragraph" style:parent-style-name="Text_20_body">
      <style:paragraph-properties fo:margin-left="0in" fo:margin-right="0in" fo:text-align="justify" style:justify-single-word="false" fo:text-indent="0.1965in" style:auto-text-indent="false"/>
      <style:text-properties fo:language="ru" fo:country="RU" officeooo:rsid="001c6208" officeooo:paragraph-rsid="001c6208"/>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3">
      <style:text-properties fo:language="ru" fo:country="RU"/>
    </style:style>
    <style:style style:name="P154" style:family="paragraph" style:parent-style-name="Footnote">
      <style:text-properties fo:language="ru" fo:country="RU" officeooo:paragraph-rsid="00176580"/>
    </style:style>
    <style:style style:name="P155" style:family="paragraph" style:parent-style-name="Footnote">
      <style:text-properties style:use-window-font-color="true" fo:language="ru" fo:country="RU" officeooo:paragraph-rsid="00176580"/>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23941"/>
    </style:style>
    <style:style style:name="T12" style:family="text">
      <style:text-properties fo:language="ru" fo:country="RU" officeooo:rsid="0026d751"/>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normal" officeooo:rsid="00223941" style:font-style-asian="normal" style:font-style-complex="normal"/>
    </style:style>
    <style:style style:name="T16" style:family="text">
      <style:text-properties fo:language="en" fo:country="US" fo:font-style="normal" officeooo:rsid="00252824"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color="#ff3333"/>
    </style:style>
    <style:style style:name="T23" style:family="text">
      <style:text-properties fo:color="#ff3333" fo:language="ru" fo:country="RU"/>
    </style:style>
    <style:style style:name="T24" style:family="text">
      <style:text-properties fo:color="#ff3333" fo:language="ru" fo:country="RU" fo:font-weight="normal" style:font-weight-asian="normal" style:font-weight-complex="normal"/>
    </style:style>
    <style:style style:name="T25" style:family="text">
      <style:text-properties fo:color="#ff3333"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en" fo:country="US"/>
    </style:style>
    <style:style style:name="T31" style:family="text">
      <style:text-properties fo:color="#ff6600"/>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officeooo:rsid="00223941"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officeooo:rsid="00176580"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font-size="14pt" fo:language="en" fo:country="US" fo:font-weight="bold" style:font-size-asian="14pt" style:font-weight-asian="bold" style:font-size-complex="14pt" style:font-weight-complex="bold"/>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9pt" style:font-size-asian="9pt" style:font-size-complex="9pt"/>
    </style:style>
    <style:style style:name="T88" style:family="text">
      <style:text-properties fo:font-size="12pt" style:font-size-asian="12pt" style:font-size-complex="12pt"/>
    </style:style>
    <style:style style:name="T89" style:family="text">
      <style:text-properties officeooo:rsid="00176580"/>
    </style:style>
    <style:style style:name="T90" style:family="text">
      <style:text-properties officeooo:rsid="00179d3a"/>
    </style:style>
    <style:style style:name="T91" style:family="text">
      <style:text-properties officeooo:rsid="00196b16"/>
    </style:style>
    <style:style style:name="T92" style:family="text">
      <style:text-properties officeooo:rsid="001994ae"/>
    </style:style>
    <style:style style:name="T93" style:family="text">
      <style:text-properties officeooo:rsid="001a89ba"/>
    </style:style>
    <style:style style:name="T94" style:family="text">
      <style:text-properties officeooo:rsid="001c6208"/>
    </style:style>
    <style:style style:name="T95" style:family="text">
      <style:text-properties officeooo:rsid="00222179"/>
    </style:style>
    <style:style style:name="T96" style:family="text">
      <style:text-properties officeooo:rsid="00223941"/>
    </style:style>
    <style:style style:name="T97" style:family="text">
      <style:text-properties officeooo:rsid="00254549"/>
    </style:style>
    <style:style style:name="T98" style:family="text">
      <style:text-properties officeooo:rsid="0026d751"/>
    </style:style>
    <style:style style:name="T99" style:family="text">
      <style:text-properties officeooo:rsid="002776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3">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3">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3">– Нэш, к</text:span>ак называется наш проект?</text:p>
      <text:p text:style-name="P72"><text:span text:style-name="T8">– </text:span><text:span text:style-name="T67">Дайсон.</text:span></text:p>
      <text:p text:style-name="P72"><text:span text:style-name="T8">– </text:span><text:span text:style-name="T67">Сколько тебе лет?</text:span></text:p>
      <text:p text:style-name="P72"><text:span text:style-name="T8">– </text:span><text:span text:style-name="T67">Два года с начала запуска кластера.</text:span></text:p>
      <text:p text:style-name="P72"><text:span text:style-name="T8">– </text:span><text:span text:style-name="T67">Какой сейчас год?</text:span></text:p>
      <text:p text:style-name="P72"><text:span text:style-name="T8">– </text:span><text:span text:style-name="T25">20</text:span><text:span text:style-name="T24">18</text:span><text:span text:style-name="T67">-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2">incompartible interface Analytics v.0.93 beta</text:span>”</text:p>
      <text:p text:style-name="P33">Ага, уже теплее.</text:p>
      <text:p text:style-name="P33"/>
      <text:p text:style-name="P72"><text:span text:style-name="T8">– Нэш</text:span><text:span text:style-name="T67">,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3">–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3">.</text:span></text:p>
      <text:p text:style-name="P102">Бип-бип-бип.</text:p>
      <text:p text:style-name="P102"><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8">34-хэтажного</text:span> корпуса <text:span text:style-name="T28">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5">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2">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4"> </text:span><text:span text:style-name="T35">Юджина</text:span><text:span text:style-name="T1">,</text:span> <text:span text:style-name="T23">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5">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8">Тридцать четвёртый</text:span> этаж!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31"/>
      <text:p text:style-name="P1"><text:span text:style-name="T39">Сознание рестартовало после того, как я гребанулся </text:span><text:span text:style-name="T56">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ка с резко очерчеными скулами в </text:span><text:soft-page-break/><text:span text:style-name="T56">ореоле живого переливающегося сияния, огромные глаза на треть морды, ажурные настороженные ушк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3">–</text:span> Она очнулась. Хвала небу, нам это удало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да и не должно быть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5">…</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4">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4">верх</text:span>…</text:p>
      <text:p text:style-name="P3"><text:soft-page-break/>– Сестра, ты идёшь? – заглянула в зал Луна.</text:p>
      <text:p text:style-name="P3">Тут м<text:span text:style-name="T13">еня, </text:span>наконец,<text:span text:style-name="T13">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8">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text:span text:style-name="T90">шум</text:span> ветр<text:span text:style-name="T90">а</text:span>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146">Нам навстречу неслись Кимеринн и Луна. <text:span text:style-name="T90">Тёмная</text:span>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text:span text:style-name="T91">прижимаешь к себе пачку чипсов,</text:span>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Сон закончился, проснись!<text:line-break/><text:line-break/><text:span text:style-name="T89">(услышано во сне)</text:span></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47"><text:soft-page-break/>Я помнил, что основной способ перемещения этой телеги — полёт. <text:span text:style-name="T92">Н</text:span>о, когда платформа задра<text:span text:style-name="T92">ла</text:span> нос <text:span text:style-name="T92">и</text:span> устремилась в небо, всё же офиге<text:span text:style-name="T92">л и</text:span> <text:span text:style-name="T92">вцепился </text:span>руками в поруч<text:span text:style-name="T92">е</text:span>н<text:span text:style-name="T92">ь</text:span>.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text:span text:style-name="T93">неожиданно</text:span>!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text:span text:style-name="T93">ё</text:span> как домик для тайных встреч. В отличие от Дома, он<text:span text:style-name="T93">а</text:span> не пострадал<text:span text:style-name="T93">а</text:span> в нашем последнем сражении тысячу лет назад. Развалил<text:span text:style-name="T93">а</text:span>с<text:span text:style-name="T93">ь</text:span> сам<text:span text:style-name="T93">а</text:span>, от <text:span text:style-name="T93">древности</text:span>.</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49">Тёмная аликорница поправило сползшее крыло Селестии и продолжила.</text:p>
      <text:p text:style-name="P148">–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text:span text:style-name="T94">Это было идеальное место с точки зрения фортификации. </text:span>Глубокий овраг окружал Дом с трёх сторон. С четвёртой к нему примыкала скала. Болото <text:span text:style-name="T94">окружило замок</text:span>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text:span text:style-name="T94">С</text:span>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4">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3"><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3">–</text:span> ТЫ!!! ТЫ!..</text:p>
      <text:p text:style-name="P3"><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8291029089192043012" text:style-name="L1">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pan text:style-name="T32">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2">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2">В Додж-Сити продолжаются исчезновения пони. Шериф подал в отставку…</text:span>”. “<text:span text:style-name="T32">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7">Но, блин, корявые пальцы внесли свою коррективу в шопинг-план!</text:p>
      <text:p text:style-name="P73"><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9"><text:soft-page-break/>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4">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4">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3">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4">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text:soft-page-break/>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3">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3">– </text:span>Не забывай, человек, я — могущественный маг и правитель Эквестрии. Ко мне нужно относиться с должным уважением!</text:p>
      <text:p text:style-name="P47"><text:span text:style-name="T13">– </text:span>А то что? Превратишь в жабу? Сошлёшь на Луну? Убьёшь нахер?</text:p>
      <text:p text:style-name="P47">Аликорница сникла. Уши её опустились.</text:p>
      <text:p text:style-name="P47"><text:soft-page-break/><text:span text:style-name="T13">– Анонимус</text:span>, не надо… Ты же знаешь, я этого не сделаю.</text:p>
      <text:p text:style-name="P47"><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47"><text:span text:style-name="T13">Аликорница уселась н</text:span>а пол <text:span text:style-name="T13">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47"><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3">– </text:span>Вот, читай отсюда. <text:span text:style-name="T13">–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3">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text:soft-page-break/>–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72">Прижав </text:span>уши к голове, <text:span text:style-name="T72">она дала</text:span> задний ход <text:span text:style-name="T72">и </text:span>выкарабкалась обратно. Окинув библиотеку отчаянным взглядом, <text:span text:style-name="T7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text:soft-page-break/>–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7">Тумбочка.</text:span> Листок… <text:span text:style-name="T8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8">Всё пошло не так. Не могу уловить точку концентрации. Сила приложена к чему-то большему, чем лист бумаги. К чему-то неизмеримо большему. </text:span><text:span text:style-name="T87">Да хер с ней, с бумажкой! Тумбочка! Поднимаю! Блин, она реально тяжёлая! Но у </text:span><text:soft-page-break/><text:span text:style-name="T87">меня получается, я чувствую это! Она поддаётся! Й-о-о!!! Вот это силища! Ура! </text:span><text:span text:style-name="T88">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3">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text:soft-page-break/>«-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0"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text:soft-page-break/>–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text:soft-page-break/></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8">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32">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2">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2">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72">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text:soft-page-break/>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soft-page-break/>…</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50"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7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3">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oft-page-break/><text:span text:style-name="T13">–</text:span> Да, Ваше Высочество, <text:span text:style-name="T13">–</text:span> гонец потупил взгляд, глаза его забегали, <text:span text:style-name="T13">–</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 Они… м-м-м… не больны… в некотором смысле… <text:span text:style-name="T13">–</text:span> гонец изо всех сил ковырял копытом <text:s/>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6">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3">—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3">—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text:soft-page-break/></text:p>
      <text:h text:style-name="Heading_20_2" text:outline-level="2"><text:span text:style-name="T13">10</text:span>. (40*<text:span text:style-name="T13">ctg(Pi/4)-6)/(ln(e)-sin(0))</text:span></text:h>
      <text:p text:style-name="P77"/>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3">— оставить тебе напутствие.</text:span></text:p>
      <text:p text:style-name="P57"><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57">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7">—</text:span> чудесная страна, пони <text:span text:style-name="T17">— </text:span><text:span text:style-name="T13">прекрасные создания, порядки тут з</text:span>амечательные<text:span text:style-name="T13">! Чисто, культурно, вежливо. Дворецкий </text:span><text:span text:style-name="T17">—</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Анониму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text:span><text:soft-page-break/><text:span text:style-name="T45">зале или уйти через портик на крыше</text:span><text:span text:style-name="T61"> </text:span><text:span text:style-name="T45">—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3">—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3">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3">.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3">Мне печалиться не стоит</text:p><text:p text:style-name="P133">Жизнь прекрасна и полн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 —</text:p><text:p text:style-name="P133">Но друзей моих немного,</text:p><text:p text:style-name="P133">Студи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55">В этом плач и в этом смех.</text:p><text:p text:style-name="P155"><text:span text:style-name="T89"><text:line-break/>(услышано во сне)</text:span></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text:soft-page-break/>–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3">–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3">–</text:span> А водку у вас принято пить?</text:p>
      <text:p text:style-name="P35"><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47"><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3">– Это ты называешь “дружбой”? – с </text:span>улыбкой хмыкнул<text:span text:style-name="T13"> я. – </text:span>Мне нравится твоё чувство юмора.</text:p>
      <text:p text:style-name="P47">Аликорница в недоумении взглянула на меня.</text:p>
      <text:p text:style-name="P47"><text:span text:style-name="T13">– Анон, т</text:span>ебе не нравится моя дружба? Ты не принимаешь её? Ты чем-то недоволен?</text:p>
      <text:p text:style-name="P47"><text:soft-page-break/>Я расхохотался и чуть не поперхнулся водой, плескавшейся у подбородка.</text:p>
      <text:p text:style-name="P47"><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7">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5">– </text:span><text:span text:style-name="T36">Говорят, в Додж-сити почти не осталось жителей. В местном депо перестали обслуживать паровозы из-за нехватки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50">– </text:span>“<text:span text:style-name="T1">Что я могу сделать, чтобы вернуть всё назад?</text:span>”</text:p>
      <text:p text:style-name="P15"><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0">– </text:span><text:span text:style-name="T36">Что бы это значило, Флёр?</text:span></text:p>
      <text:p text:style-name="P15"><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3">–</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2">— </text:span><text:span text:style-name="T67">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text:soft-page-break/>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6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7"/>
      <text:p text:style-name="P43">***</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oft-page-break/>–<text:span text:style-name="T1"> Весь мир как Вечнодикий лес?</text:span></text:p>
      <text:p text:style-name="P5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м, а со мной связан элементаль?</text:p>
      <text:p text:style-name="P57">–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7">Имя её было Селестия.</text:p>
      <text:p text:style-name="P57">За ней последовала и сестра её, <text:span text:style-name="T13">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7">То есть, всегда.</text:p>
      <text:p text:style-name="P57">Тут и сказке конец. А теперь, Эйприл, залазь на полку и закрывай глазки.</text:p>
      <text:p text:style-name="P57">– Ну ма-ам! Раскажи ещё что-нибудь! Про Сомбру! Или про Дискорда!</text:p>
      <text:p text:style-name="P57">–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2">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
      <text:h text:style-name="Heading_20_2" text:outline-level="2">12. Понивилль</text:h>
      <text:p text:style-name="P37"/>
      <text:p text:style-name="P36"><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2">И это ты ещё не видел, что творится в других министерствах, Анонимус! За тысячу лет Нашего отсутствия Сестра превратила М<text:span text:style-name="T34">раморный квартал </text:span>в настоящую обитель лени и казнокрадства!<text:line-break/><text:line-break/><text:span text:style-name="T89">(</text:span><text:span text:style-name="T45">у</text:span><text:span text:style-name="T50">слышано во сне</text:span><text:span text:style-name="T51">)</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7"/>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61">— </text:span><text:span text:style-name="T4">зачем привлекать ненужное внимание</text:span><text:span text:style-name="T61"> к своей особе? </text:span><text:span text:style-name="T4">После всеобщего интереса кантерлотской знати к тебе, как к королевскому любимчику, тебе хочется покоя.</text:span><text:span text:style-name="T61"> Да и собраться с мыслями проще в доме, избавленном от </text:span><text:span text:style-name="T4">гостинничной </text:span><text:span text:style-name="T61">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text:soft-page-break/>–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text:span text:style-name="T95">Расследование </text:span><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text:span text:style-name="T96">Вслед за ней в облаке левитационной магии вылетел </text:span>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text:span text:style-name="T96">или </text:span>единорожка смотрела на меня малость раздражённо? Фолиант с громким стуком хлопнулся на пол.</text:p>
      <text:p text:style-name="P37">– Эм-м. Добрый вечер, человек <text:span text:style-name="T96">Анонимус</text:span>. <text:span text:style-name="T1">Оч-чень р</text:span>ада тебя видеть в Понивилле! Что новенького <text:span text:style-name="T11">в</text:span> Кантерлот<text:span text:style-name="T1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text:span><text:span text:style-name="T46">годи</text:span><text:span text:style-name="T45">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141">“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141"><text:span text:style-name="T15">Анон, ты всё же несправедлив к ней. </text:span><text:span text:style-name="T14">Надо будет помириться с ней по возвращению. Пусть она не считает </text:span><text:span text:style-name="T15">теб</text:span><text:span text:style-name="T14">я ровнёй себе, хрен с ним! Не получается l'amore — буде</text:span><text:span text:style-name="T15">шь</text:span><text:span text:style-name="T14"> дружить. </text:span><text:span text:style-name="T15">Тем более, что дружба аликорницы щедрее, чем иная любовь.</text:span></text:p>
      <text:p text:style-name="P142"><text:span text:style-name="T16">П</text:span><text:span text:style-name="T14">окашливание единорожки вернуло меня из мира грёз в библиотеку.</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1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144">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text:span text:style-name="T97">н</text:span>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pan text:style-name="T98">Книгоежка</text:span>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text:span text:style-name="T98">и</text:span>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text:span><text:span text:style-name="T12">преобразовать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text:span text:style-name="T98">у него</text:span> <text:span text:style-name="T98">был</text:span>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text:span text:style-name="T98">потенциала</text:span>.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text:span text:style-name="T99">Анон</text:span>,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text:soft-page-break/>–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47"><text:span text:style-name="T13">–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text:soft-page-break/>–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text:soft-page-break/>–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3">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oft-page-break/><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8">—</text:span><text:span text:style-name="T19"> </text:span><text:span text:style-name="T67">всё, что удалось от неё добиться.</text:span></text:p>
      <text:p text:style-name="P1"/>
      <text:p text:style-name="P21"><text:soft-page-break/>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6">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9">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8">&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text:soft-page-break/>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text:soft-page-break/>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text:soft-page-break/>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text:soft-page-break/>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6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text:soft-page-break/>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7">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text:soft-page-break/>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5">—</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text:soft-page-break/>–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text:soft-page-break/>–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3">– </text:span>Ты?!</text:p>
      <text:p text:style-name="P91"><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3">– М</text:span>ожет тогда, ты скажешь, что в нём пошло не так и почему к вам попал я, а не сверхаликорн?</text:p>
      <text:p text:style-name="P91"><text:span text:style-name="T13">– </text:span>Не скажу. Заклинания Стар Свирла Бородатого обычно если срабатывают, то без ошибок.</text:p>
      <text:p text:style-name="P47"><text:span text:style-name="T13">– Если </text:span>только <text:span text:style-name="T13">их правильно вызывают. – </text:span>пробурчал Спайк, возвращаясь в корзинку.</text:p>
      <text:p text:style-name="P35"><text:span text:style-name="T13">–</text:span> <text:span text:style-name="T1">Эмм. </text:span>Что он имел ввиду?</text:p>
      <text:p text:style-name="P35"><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35"><text:span text:style-name="T13">– </text:span><text:span text:style-name="T1">Да, завершилось всё препаршиво. Принцесса Луна сказала, лучше бы её обратно на Луну закинули.</text:span></text:p>
      <text:p text:style-name="P35"><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3">– </text:span><text:span text:style-name="T1">Хм. Нет.</text:span></text:p>
      <text:p text:style-name="P35"><text:span text:style-name="T13">– </text:span><text:span text:style-name="T1">А друзья?</text:span></text:p>
      <text:p text:style-name="P35"><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oft-page-break/><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6">.</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2">Чужестранец-примат разбил сердце нашей обожаемой Селестии! Двор в отчаянии </text:span><text:span text:style-name="T18">—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3">– </text:span>Привет, Эй-Джей! У тебя проблемы?</text:p>
      <text:p text:style-name="P47"><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3">–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3">–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text:soft-page-break/></text:p>
      <text:p text:style-name="P47">…</text:p>
      <text:p text:style-name="P47"/>
      <text:p text:style-name="P47">Собрав инструмент, я потолкал тележку назад-вперёд.</text:p>
      <text:p text:style-name="P47"><text:span text:style-name="T13">– Г</text:span>отово. Принимай работу, хозяйка!</text:p>
      <text:p text:style-name="P47">Эпплджек стиснула меня в сокрушающих объятиях.</text:p>
      <text:p text:style-name="P47"><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3">–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3">–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67">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67">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3">– </text:span>Свободно? <text:span text:style-name="T13">– </text:span>спросил я у единственной пони, сидящей за столиком.</text:p>
      <text:p text:style-name="P47"><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3">– <text:s/></text:span>Пирог с грибами, яишницу и чизкейк<text:span text:style-name="T13"> – </text:span>сообщил я подошедшей официантке.</text:p>
      <text:p text:style-name="P47"><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47"><text:span text:style-name="T13">–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3">– </text:span>Вы, наверное, ждёте кого-то?</text:p>
      <text:p text:style-name="P49"><text:span text:style-name="T13">– </text:span>Неа.</text:p>
      <text:p text:style-name="P49"><text:span text:style-name="T13">– </text:span>Просто обедаете?</text:p>
      <text:p text:style-name="P49"><text:span text:style-name="T13">– </text:span>Неа.</text:p>
      <text:p text:style-name="P49"><text:soft-page-break/><text:span text:style-name="T13">– </text:span>Просто сидите и мрачно смотрите на меня?</text:p>
      <text:p text:style-name="P49"><text:span text:style-name="T13">– </text:span>Неа.</text:p>
      <text:p text:style-name="P49">Хм, а эта пони не из разговорчивых. Ну ладно.</text:p>
      <text:p text:style-name="P49"><text:span text:style-name="T13">– </text:span>А что же вы делаете?</text:p>
      <text:p text:style-name="P49"><text:span text:style-name="T13">– </text:span>Веселюсь. <text:span text:style-name="T13">– </text:span>мрачно заявила пони.</text:p>
      <text:p text:style-name="P49"><text:span text:style-name="T13">–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3">–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3">– </text:span>Мы с вами раньше встречались?</text:p>
      <text:p text:style-name="P49"><text:span text:style-name="T13">– </text:span>Неа! <text:span text:style-name="T13">– </text:span>пони улыбалась уже широкой улыбкой от уха и до уха. <text:span text:style-name="T13">– </text:span>&lt;<text:span text:style-name="T28">Мне Дэш сказала, что к нам приехал офигенский человек-Анон из Кантерлота, и он ходит на двух ногах и прикольно чешет спинку</text:span>&gt;</text:p>
      <text:p text:style-name="P42"/>
      <text:p text:style-name="P42"/>
      <text:p text:style-name="P49">Это моя пинки-чуйка! Она вернулась!! И поэтому я знаю, что тебя зовут Макс, и ты программист, и тебе <text:span text:style-name="T2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3">– </text:span>Оставь, Салвер.<text:span text:style-name="T13"> </text:span>Ему за счёт заведения.</text:p>
      <text:p text:style-name="P47"><text:span text:style-name="T13">– </text:span>Ясно, мисс Пинки. <text:span text:style-name="T13">– </text:span>официантка кивнула и ушла.</text:p>
      <text:p text:style-name="P47"><text:span text:style-name="T13">– Ч</text:span>его-о-о?<text:span text:style-name="T13"> </text:span>Так это твой бар?</text:p>
      <text:p text:style-name="P47"><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47"><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3">– </text:span>У меня есть идея получше. <text:span text:style-name="T13">– </text:span>на свет показалась фляга Большого Макинтоша.</text:p>
      <text:p text:style-name="P47"><text:soft-page-break/><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3">– </text:span>Починил телегу. Только молчок про самогон, раз уж ты в курсе. <text:span text:style-name="T13">– </text:span>я разлил сидр по чашкам.</text:p>
      <text:p text:style-name="P47"><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3">–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3">– У </text:span>тебя такая смешная мордочка! <text:span text:style-name="T13">– </text:span>захихикали Пинки, покачиваясь. <text:span text:style-name="T13">– </text:span>Как будто ты <text:span text:style-name="T67">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3">– </text:span>Эммм... Скажи-ка мне, мой друг П-п-пинки... Легенда про фаэри <text:span text:style-name="T19">— </text:span><text:span text:style-name="T67">эт правда?</text:span></text:p>
      <text:p text:style-name="P47"><text:span text:style-name="T19">– </text:span><text:span text:style-name="T67">Какая из? Их много, вообще-то. Ик!</text:span></text:p>
      <text:p text:style-name="P47"><text:span text:style-name="T19">– </text:span><text:span text:style-name="T67">Про принцесс. Про то, что они фаэри, спустившиеся с неба во плоти, чтоб помогать пони управлять Эквестрией?</text:span></text:p>
      <text:p text:style-name="P47"><text:span text:style-name="T19">– </text:span><text:span text:style-name="T67">Макс, </text:span><text:span text:style-name="T19">– </text:span><text:span text:style-name="T67">захихикала Пинки, взъерошив копытами розовые кудряшки и попытавшись соорудить из них бороду, </text:span><text:span text:style-name="T19">–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9">–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9">– </text:span><text:span text:style-name="T67">Ты что-о-о! Нельзя любить фаэри! Она похитит твоё сердце, и ты будешь искать её, пока не... </text:span><text:span text:style-name="T19">– </text:span><text:span text:style-name="T67">Пинки погрузилась в так и не съеденный салат «по-Кантерлотски» и захрапела.</text:span></text:p>
      <text:p text:style-name="P47"><text:span text:style-name="T19">– </text:span><text:span text:style-name="T67">Пока не умру?</text:span></text:p>
      <text:p text:style-name="P47"><text:span text:style-name="T19">– </text:span><text:span text:style-name="T67">Нет, глупенький, </text:span><text:span text:style-name="T19">– </text:span><text:span text:style-name="T67">пробулькала Пинки из миски. </text:span><text:span text:style-name="T19">– </text:span><text:span text:style-name="T67">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text:soft-page-break/>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50"><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0"><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0"><text:span text:style-name="T13">–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3">– </text:span>Сто-о-ой! <text:span text:style-name="T13">– </text:span>заорал я. <text:span text:style-name="T13">– </text:span>Выпрыгивай из бочки!!!</text:p>
      <text:p text:style-name="P50">Кобылка-пилот улыбнулась и постукала копытцем по шлему, показывая, что не слышит меня.</text:p>
      <text:p text:style-name="P50"><text:span text:style-name="T13">– </text:span>Выпрыгива-а-а... <text:span text:style-name="T13">–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oft-page-break/><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3">– </text:span>Смотри, вот те и ответ на вопрос, куда деваются пони!</text:p>
      <text:p text:style-name="P50"><text:span text:style-name="T13">– </text:span>Где? <text:span text:style-name="T13">– </text:span>единорожка начала оглядываться.</text:p>
      <text:p text:style-name="P50"><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0"><text:span text:style-name="T13">– </text:span>И что? Я всё равно не пойму, куда пони деваются? И куда пропала Скуталу?</text:p>
      <text:p text:style-name="P50"><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59"><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text:soft-page-break/>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3">P.S. Н</text:span>е гневите мироздание воровством! <text:span text:style-name="T32">Обмен рулит</text:span>!»</text:p>
      <text:p text:style-name="P59"><text:soft-page-break/>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3">–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3">–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50"><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0"><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3">– </text:span>Это неправильно! <text:span text:style-name="T13">– </text:span>заявила Рэйнбоу Дэш, отвернувшись от окна.</text:p>
      <text:p text:style-name="P50"><text:soft-page-break/><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0"><text:span text:style-name="T13">– </text:span>Да я не про то! <text:span text:style-name="T13">– </text:span>отмахнулась пегаска. <text:span text:style-name="T13">– </text:span>Посмотри на поле.</text:p>
      <text:p text:style-name="P50"><text:span text:style-name="T13">– </text:span>И что? Поле как поле.</text:p>
      <text:p text:style-name="P50"><text:span text:style-name="T13">– </text:span>Оно не убрано. <text:span text:style-name="T13">– </text:span>мрачно ответила пегаска. <text:span text:style-name="T13">–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3">– </text:span>У самого посёлка поля убраны. Наверняка дойдёт дело и до остальных.</text:p>
      <text:p text:style-name="P50"><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3">– </text:span>Спасибо, но от пинкиных плюшек у меня фланки округляются.</text:p>
      <text:p text:style-name="P50"><text:span text:style-name="T13">– </text:span>Да ладно тебе, Дэш! От одной не округлятся.</text:p>
      <text:p text:style-name="P50"><text:span text:style-name="T13">– </text:span>От одной —<text:span text:style-name="T13"> </text:span>нет. Но я ж на одной не остановлюсь. <text:span text:style-name="T13">– </text:span>Пегаска взяла карту и нахмурилась. <text:span text:style-name="T13">–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3"> </text:span>Как будто…</text:p>
      <text:p text:style-name="P50"><text:span text:style-name="T13">–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3">–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3">–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3">– </text:span>Леди и джентльпони! Просьба не паниковать! Поезд дальше не идёт: впереди провал! <text:span text:style-name="T13">– </text:span>крикнул проводник.</text:p>
      <text:p text:style-name="P50"><text:span text:style-name="T13">– </text:span>Какой ещё, в дышло, провал? Я проезжал тут два дня назад!</text:p>
      <text:p text:style-name="P50"><text:span text:style-name="T13">– </text:span>Безобразие! Верните мне деньги за билет!</text:p>
      <text:p text:style-name="P50"><text:span text:style-name="T13">– </text:span>Как вы смеете! Я опоздаю в порт! <text:s/><text:span text:style-name="T13">–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3">– </text:span>Дэш, нам надо на ту сторону.</text:p>
      <text:p text:style-name="P50"><text:span text:style-name="T13">– </text:span>Нет проблем. Я могу тебя перенести.</text:p>
      <text:p text:style-name="P50">Я с сомнением посмотрел на пегаску. Дэш в холке была мне по пояс.</text:p>
      <text:p text:style-name="P50"><text:span text:style-name="T13">–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0">Мля.</text:p>
      <text:p text:style-name="P50"><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3">–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2">прочитал охранник, близоруко щурясь.</text:span></text:p>
      <text:p text:style-name="P50"><text:soft-page-break/><text:span text:style-name="T13">– </text:span>Удостоверение личности предъявлять? <text:span text:style-name="T13">– </text:span>осведомился я.</text:p>
      <text:p text:style-name="P50"><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0">Дэш, ни слова не говоря, прислонила ухо к двери.</text:p>
      <text:p text:style-name="P50"><text:span text:style-name="T13">– </text:span>Будешь смеяться, но именно этим он и занят. Вызывает полицию по телефону. <text:span text:style-name="T13">– </text:span>сообщила пегаска.</text:p>
      <text:p text:style-name="P50"><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3">– </text:span>Сколько у нас времени?</text:p>
      <text:p text:style-name="P50">Дэш почесала в затылке.</text:p>
      <text:p text:style-name="P50"><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3">–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0"><text:soft-page-break/>Снаружи послышался вой сирены и цокот множества копыт.</text:p>
      <text:p text:style-name="P50"><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3">– </text:span>Это твои двадцать минут? <text:span text:style-name="T13">– </text:span>возмутился я. <text:span text:style-name="T13">– </text:span>Да ещё и десяти не прошло!</text:p>
      <text:p text:style-name="P50">Дэш вымучено скривилась.</text:p>
      <text:p text:style-name="P50"><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50">Я разбил топором стеклянные дверцы прибора и вытащил рубины.</text:p>
      <text:p text:style-name="P50"><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3">– </text:span>Ну уж фигушки. Я тебя тут не оставлю.</text:p>
      <text:p text:style-name="P50"><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3">– Н</text:span>е тупи! <text:span text:style-name="T13">– </text:span>упрямо мотнула головой пегаска. <text:span text:style-name="T13">–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3">– </text:span>Быстро за мной! <text:span text:style-name="T13">–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3">– Ю-</text:span>хууу<text:span text:style-name="T13">!!!</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3">–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3">– </text:span>Макс, подвинься!</text:p>
      <text:p text:style-name="P50">Пегаска оттеснила меня крупом и повернулась к двери задом.</text:p>
      <text:p text:style-name="P50"><text:span text:style-name="T13">–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3">– </text:span>Ты чего на меня так уставился? <text:span text:style-name="T13">– </text:span>подозрительно спросила пегаска.</text:p>
      <text:p text:style-name="P50"><text:soft-page-break/><text:span text:style-name="T13">– </text:span>Да так… Не ожидал, что ты такая…</text:p>
      <text:p text:style-name="P50"><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3">– </text:span>Ты! Не! По! Нял! Те! Бе! Не! Льзя! Тут! Ос! Та! ВАТЬСЯ!!! <text:span text:style-name="T13">–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3">–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3">–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3">–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3">– </text:span>Так-так, посмотрим, что тут у нас. Ага. Гм. Это наверняка тот монстр-примат, о котором писали в газетах. Занятно.</text:p>
      <text:p text:style-name="P50"><text:soft-page-break/>Я крутился в телекинетическом поле перед единорожкой как некий диковинный экспонат шоу уродцев.</text:p>
      <text:p text:style-name="P50"><text:span text:style-name="T13">– </text:span>А это у нас кто? Гмм. Пегаска. Вот так раз! Рэйнбоу Дэш! Какими судьбами?</text:p>
      <text:p text:style-name="P50"><text:span text:style-name="T13">– </text:span>ТРИКСИ! <text:span text:style-name="T13">– <text:s/></text:span>фейсхуфнула Дэш. <text:span text:style-name="T13">– </text:span>Во имя Селестии, ЧТО ты тут делаешь?!!</text:p>
      <text:p text:style-name="P50"><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0"><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50"><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3">– </text:span>Ей ведь нельзя рассказывать, да?</text:p>
      <text:p text:style-name="P50"><text:span text:style-name="T13">– </text:span>Нельзя. <text:span text:style-name="T13">– </text:span>подтвердил я. <text:span text:style-name="T13">–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3">– </text:span>ОГО!</text:p>
      <text:p text:style-name="P50">Единорожка аж уселась на крыльцо от удивления.</text:p>
      <text:p text:style-name="P50"><text:span text:style-name="T13">–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3">– </text:span>Мы приняли решение не выдавать вас полиции в обмен на то, что вы расскажете нам о вашей секретной миссии!</text:p>
      <text:p text:style-name="P50"><text:span text:style-name="T13">– </text:span>Не пойдёт! <text:span text:style-name="T13">– </text:span>заявил я. <text:span text:style-name="T13">– </text:span>Я уже сказал, что это тайна. Мне добавить нечего.</text:p>
      <text:p text:style-name="P50"><text:span text:style-name="T13">– </text:span>Да неужели? <text:span text:style-name="T13">– </text:span>захлопала ресницами Трикси. <text:span text:style-name="T13">– </text:span>Ты хорошо подумал?</text:p>
      <text:p text:style-name="P50"><text:soft-page-break/>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9"/>
      <text:p text:style-name="P50"><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0"><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3">–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2">Исчезновение дневной главы диархии: Эквестрия в панике!</text:span>» (статья двухдневной давности).</text:p>
      <text:p text:style-name="P50">«<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0">«<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39"><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0"><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3">–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3">Show must go on!</text:span></text:p>
      <text:p text:style-name="P50">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50">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text:span><text:soft-page-break/><text:span text:style-name="T1">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39">&lt;<text:span text:style-name="T70">David Bowie - Lets Dance/ Ashes To Ashes</text:span></text:p>
      <text:p text:style-name="P39"><text:span text:style-name="T70">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text:soft-page-break/>–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2">Добро пожаловать в Груммингтон! Вам здесь рады!</text:span></text:p>
      <text:p text:style-name="P50"><text:span text:style-name="T32">Население города </text:span><text:span text:style-name="T71">302 пони</text:span><text:span text:style-name="T32">.</text:span></text:p>
      <text:p text:style-name="P50"><text:span text:style-name="T71">250 пони</text:span><text:span text:style-name="T32">.</text:span></text:p>
      <text:p text:style-name="P50"><text:span text:style-name="T71">125 поней</text:span><text:span text:style-name="T32">.</text:span></text:p>
      <text:p text:style-name="P50"><text:span text:style-name="T32">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oft-page-break/>«<text:span text:style-name="T2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6">Дружба </text:span><text:span text:style-name="T41">—</text:span><text:span text:style-name="T26"> </text:span><text:span text:style-name="T3">э</text:span><text:span text:style-name="T26">то, </text:span><text:span text:style-name="T73">так её </text:span><text:span text:style-name="T3">разэтак</text:span><text:span text:style-name="T73">,</text:span><text:span text:style-name="T26"> магия!</text:span><text:span text:style-name="T61">»</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text:soft-page-break/>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text:soft-page-break/>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text:soft-page-break/>–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1">37 пни</text:span></text:p>
      <text:p text:style-name="P68"><text:soft-page-break/>24пн</text:p>
      <text:p text:style-name="P68">15</text:p>
      <text:p text:style-name="P50"><text:span text:style-name="T32">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2">Добро пожаловать в Груммингтон! Вам здесь рады!</text:span></text:p>
      <text:p text:style-name="P50"><text:span text:style-name="T32">Население города </text:span><text:span text:style-name="T71">302 пони</text:span><text:span text:style-name="T32">.</text:span></text:p>
      <text:p text:style-name="P50"><text:span text:style-name="T71">250 пони</text:span><text:span text:style-name="T32">.</text:span></text:p>
      <text:p text:style-name="P50"><text:span text:style-name="T71">125 поней</text:span><text:span text:style-name="T32">.</text:span></text:p>
      <text:p text:style-name="P50"><text:span text:style-name="T32">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3">&lt;</text:span><text:span text:style-name="T60">Metallica-Enter Sandman</text:span><text:span text:style-name="T13">&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text:soft-page-break/></text:p>
      <text:h text:style-name="Heading_20_2" text:outline-level="2">18. Филлидельфия</text:h>
      <text:p text:style-name="P39">&lt;<text:span text:style-name="T59">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text:soft-page-break/>–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text:soft-page-break/>–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text:soft-page-break/>&lt;<text:span text:style-name="T28">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text:soft-page-break/>–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3">–</text:span> А какой у тебя там был образ жизни?</text:p>
      <text:p text:style-name="P50"><text:span text:style-name="T13">–</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3">–</text:span> Дискордовы яйца! Ты сидел в тюрьме? За что тебя посадили?</text:p>
      <text:p text:style-name="P50"><text:span text:style-name="T13">–</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text:soft-page-break/>–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52">Пегаска <text:span text:style-name="T13">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0"/>
      <text:p text:style-name="P40">…</text:p>
      <text:p text:style-name="P40">&lt;<text:bookmark text:name="eow-title"/><text:span text:style-name="T65">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3">—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3">– </text:span>Выф-выф-вуф! <text:span text:style-name="T13">– </text:span>возразил я.</text:p>
      <text:p text:style-name="P52">Отпихнув от лица живот пегаски и выплюнув шерсть, я продолжил.</text:p>
      <text:p text:style-name="P52"><text:soft-page-break/><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3">– </text:span>Бе-бе-бе! <text:span text:style-name="T13">– </text:span>устало передразнила меня Дэш. <text:span text:style-name="T13">– </text:span><text:span text:style-name="T28">Макс! Я </text:span><text:span text:style-name="T30">— </text:span><text:span text:style-name="T28">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3">– </text:span>Дэш, я знаю. Просто не могу о ней забыть.</text:p>
      <text:p text:style-name="P52">Пегаска тяжело поднялась.</text:p>
      <text:p text:style-name="P52"><text:span text:style-name="T13">– </text:span>Везёт же некоторым. <text:span text:style-name="T13">– </text:span>пробормотала она, раскрывая крылья для просушки.</text:p>
      <text:p text:style-name="P52">…</text:p>
      <text:p text:style-name="P52"><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29">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9">.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3">– </text:span>Хорошо, пусть это будет моей фантазией. А ты правда принимаешь меня?</text:p>
      <text:p text:style-name="P3"><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9">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0">&lt;<text:span text:style-name="T59">Mothley Crue – Cickstart my heart</text:span>&gt;</text:p>
      <text:p text:style-name="P52">«<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text:soft-page-break/></text:p>
      <text:p text:style-name="P52">Я отложил стопку газет, принесенных пегаской.</text:p>
      <text:p text:style-name="P52"><text:span text:style-name="T13">–</text:span> Про меня таки забыли. Отлично.</text:p>
      <text:p text:style-name="P52"><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2"><text:span text:style-name="T13">–</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3">– </text:span>Твайлайт, привет! Мы вернулись! <text:span text:style-name="T13">–</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3">– К</text:span>АКОГО ХУЯ?!! Твайлайт, ёб твою понимать, ты чё творишь? <text:span text:style-name="T13">– </text:span>я вцепился в ручку двери.</text:p>
      <text:p text:style-name="P52"><text:span text:style-name="T13">– </text:span>Твайли, ты чего? <text:span text:style-name="T13">– </text:span>брыкалась Дэш. <text:span text:style-name="T13">– </text:span>Немедленно опусти меня на пол!</text:p>
      <text:p text:style-name="P52"><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3">–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3">– </text:span>Твайлайт, не смей! <text:span text:style-name="T13">– </text:span>хриплым от ужаса голосом прошептал я.</text:p>
      <text:p text:style-name="P52"><text:soft-page-break/><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3">–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3">– О</text:span>у! <text:span text:style-name="T72">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3">– </text:span>Хрен-то тебе зачем? <text:span text:style-name="T13">– </text:span>с бессильной злостью спросил я. <text:span text:style-name="T13">– </text:span><text:span text:style-name="T72">Т</text:span>ы собираешься устроить филиал порнхаба для пони-извращенцев?</text:p>
      <text:p text:style-name="P52"><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3">– </text:span>А если попроще?</text:p>
      <text:p text:style-name="P52"><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2"><text:span text:style-name="T13">–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1">***</text:p>
      <text:p text:style-name="P41"/>
      <text:p text:style-name="P52"><text:span text:style-name="T13">– </text:span>А-А-А-А-А-А!!! Бля!</text:p>
      <text:p text:style-name="P52"><text:soft-page-break/>Мой полёт сквозь усыпанную звёздами сине-зелёную мглу закончился столкновением с чем-то мягким.</text:p>
      <text:p text:style-name="P52"><text:span text:style-name="T13">–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3">–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3">– </text:span>Никогда, слышишь, никогда больше не смей подымать меня...</text:p>
      <text:p text:style-name="P52"><text:span text:style-name="T13">– </text:span>Откуда я знала, что резонансное заклинание так среагирует на...</text:p>
      <text:p text:style-name="P52"><text:span text:style-name="T13">– М</text:span>акс? <text:span text:style-name="T13">– </text:span>пегаска заметила, что я открыл глаза. <text:span text:style-name="T13">– </text:span>Ты в порядке?</text:p>
      <text:p text:style-name="P52">Я издал нечто среднее между брачным рёвом лося и стоном умирающего слона.</text:p>
      <text:p text:style-name="P52"><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3">–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52"><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52"><text:span text:style-name="T13">– </text:span>Тебе-то на Понивилль точно махать! <text:span text:style-name="T13">– </text:span>огрызнулась фермерша. <text:span text:style-name="T13">– Т</text:span>вой дом, поди, не зацепит.</text:p>
      <text:p text:style-name="P52"><text:span text:style-name="T13">– </text:span>Что ты сказала? А ну, повтори? <text:span text:style-name="T13">– </text:span>взвилась пегаска.</text:p>
      <text:p text:style-name="P52"><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52"><text:span text:style-name="T13">– </text:span>Ась?</text:p>
      <text:p text:style-name="P52"><text:span text:style-name="T13">– </text:span>Что?</text:p>
      <text:p text:style-name="P52"><text:span text:style-name="T13">– </text:span>Какой? <text:span text:style-name="T13">– </text:span>разом <text:span text:style-name="T13">о</text:span>бернулась ко мне компания.</text:p>
      <text:p text:style-name="P52"><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2"><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52"><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3">– </text:span>Рэр, иногда лучше жевать, чем говорить. Вот честно!</text:p>
      <text:p text:style-name="P52"><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3">– </text:span>Они лежали в нагрудном кармане рубашки.</text:p>
      <text:p text:style-name="P52">Твайлайт отвлеклась от доски.</text:p>
      <text:p text:style-name="P52"><text:span text:style-name="T13">–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3">– </text:span>Вот, прибрался малёхо. Но с потолка сажу ещё не успел счистить, там стремянка нужна.</text:p>
      <text:p text:style-name="P52"><text:span text:style-name="T13">– </text:span>Спайки-Вайки, не выкидывай одежду, пожалуйста. В ней должны быть рубины.</text:p>
      <text:p text:style-name="P52"><text:span text:style-name="T13">– </text:span>Какие ещё рубины? <text:span text:style-name="T13">– </text:span>переспросил Спайк и зажевал быстрее.</text:p>
      <text:p text:style-name="P52"><text:span text:style-name="T13">–</text:span> Резонаторные! <text:span text:style-name="T13">–</text:span> холодея, ответил я. <text:span text:style-name="T13">– </text:span>В кармане рубашки должны лежать четыре кристалла.</text:p>
      <text:p text:style-name="P52"><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6"/>
      <text:p text:style-name="P52">…</text:p>
      <text:p text:style-name="P52"/>
      <text:p text:style-name="P52"><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52"><text:soft-page-break/>Подушка отогнулась и в прямоугольнике света показалась голова Пинки.</text:p>
      <text:p text:style-name="P52"><text:span text:style-name="T13">– Н</text:span>он-нон? Ты сейчас правильный, или нет?</text:p>
      <text:p text:style-name="P52"><text:span text:style-name="T13">– </text:span>Макс, ты как? Тебе уже лучше? <text:span text:style-name="T13">– </text:span>в прямоугольнике появилась голова Рэйнбоу Дэш.</text:p>
      <text:p text:style-name="P52"><text:span text:style-name="T13">– </text:span>Фигурально выражаясь, ты в себе? <text:span text:style-name="T13">– </text:span>вклинилась между ними Твайлайт Спаркл.</text:p>
      <text:p text:style-name="P52"><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3">– </text:span>Отпустите. Я уже правильный. <text:span text:style-name="T13">–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2"><text:span text:style-name="T13">– </text:span>Спайк!!! Немедленно... <text:s/>сбегай в лавку к Кейкам за выпечкой! Нам всем нужно успокоиться.</text:p>
      <text:p text:style-name="P52"><text:span text:style-name="T13">–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52"><text:span text:style-name="T13">– </text:span>Не беспокойся, всё просчитано. Я уверена, я подчёркиваю, абсолютно уверена в безопасности эксперимента!</text:p>
      <text:p text:style-name="P52"><text:span text:style-name="T13">– </text:span>Ой, чего-то мне нехорошо становится, когда ты так говоришь...</text:p>
      <text:p text:style-name="P52"><text:span text:style-name="T13">–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0">&lt;<text:span text:style-name="T59">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text:soft-page-break/>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3">– </text:span>А-а-а, ты всё-таки пришёл… <text:span text:style-name="T13">–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3">–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oft-page-break/><text:span text:style-name="T13">–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3">– </text:span>Сожалеем, что не можем убить тебя.</text:p>
      <text:p text:style-name="P52">Обернувшись я встречаюсь с рогом аликорницы, нацеленным мне в грудь.</text:p>
      <text:p text:style-name="P52"><text:span text:style-name="T13">–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3">–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3">–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3">– </text:span>Кимеринн погиб, чтобы ты жил.</text:p>
      <text:p text:style-name="P52">Шаг назад.</text:p>
      <text:p text:style-name="P52"><text:span text:style-name="T13">– </text:span>Сел осталась без магии и развоплотилась из-за тебя.</text:p>
      <text:p text:style-name="P52">Шаг назад.</text:p>
      <text:p text:style-name="P52"><text:span text:style-name="T13">–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0"/>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3">–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3">– </text:span>Ну что? Увидел что-нибудь, сахарок?</text:p>
      <text:p text:style-name="P52">Пони уставились на меня с надеждой.</text:p>
      <text:p text:style-name="P52"><text:span text:style-name="T13">– </text:span>Да.</text:p>
      <text:p text:style-name="P52">Откровение давило на психику как тонна кирпичей. Я не знал, что им сказать. Я не мог.</text:p>
      <text:p text:style-name="P52"><text:span text:style-name="T13">– П</text:span>ревосходно!</text:p>
      <text:p text:style-name="P52"><text:span text:style-name="T13">– </text:span>Это просто супер-дупер-здоровски-потрясно!</text:p>
      <text:p text:style-name="P52"><text:span text:style-name="T13">– </text:span>Йей!</text:p>
      <text:p text:style-name="P52"><text:span text:style-name="T13">– </text:span>Ю-ху!</text:p>
      <text:p text:style-name="P52"><text:span text:style-name="T13">– О</text:span>фигенно! Мы победили! Макс, ты молодец!</text:p>
      <text:p text:style-name="P52"><text:span text:style-name="T13">–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3">– </text:span>Э-м-м? И что же ты увидел? <text:span text:style-name="T13">– </text:span>не выдержала Твайлайт.</text:p>
      <text:p text:style-name="P52"><text:span text:style-name="T13">– </text:span>Я… не могу сказать.</text:p>
      <text:p text:style-name="P52">Ожидание сменилось недоумением. Рэйнбоу Дэш насмешливо скривила губы.</text:p>
      <text:p text:style-name="P52"><text:span text:style-name="T13">– </text:span>Да ладно! Кончай прикалываться, мы же ждём! Шутка зачлась!</text:p>
      <text:p text:style-name="P52"><text:span text:style-name="T13">– </text:span>Не могу!!!</text:p>
      <text:p text:style-name="P52"/>
      <text:p text:style-name="P52">…</text:p>
      <text:p text:style-name="P52"/>
      <text:p text:style-name="P52">Молчание прервала Эпплджек.</text:p>
      <text:p text:style-name="P52"><text:span text:style-name="T13">– </text:span>Сахарок, с тобой всё в порядке?</text:p>
      <text:p text:style-name="P52">Дэш подошла ко мне вплотную, обняла мою голову и прижалась нос к носу.</text:p>
      <text:p text:style-name="P52"><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52">Я высвободился из объятий пегаски.</text:p>
      <text:p text:style-name="P52"><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3">– </text:span>Конски яблоки! Вот это поворот! А мне так хотелось узнать, что за нечисть тут орудует!</text:p>
      <text:p text:style-name="P52"><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3">– </text:span>Рэр, отвали!</text:p>
      <text:p text:style-name="P52"><text:span text:style-name="T13">– </text:span>Оу, какие страсти! Ладно-ладно, не сердись, дорогая, не мешаю!</text:p>
      <text:p text:style-name="P52"><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3">– </text:span>Стойте!</text:p>
      <text:p text:style-name="P52">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2"><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52">…</text:p>
      <text:p text:style-name="P52">«<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7">слишком громко думать. И сообщить способ спасения — означает его разрушить.</text:span>»</text:p>
      <text:p text:style-name="P52">…</text:p>
      <text:p text:style-name="P52"><text:soft-page-break/><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2">Пегаска сжала голову копытами.</text:p>
      <text:p text:style-name="P52"><text:span text:style-name="T13">–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2"><text:span text:style-name="T13">–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2"><text:span text:style-name="T13">– </text:span>Бедный котик. <text:span text:style-name="T13">– </text:span>прошептала Флаттершай.</text:p>
      <text:p text:style-name="P52">Я насторожился, услышав знакомое заклинание.</text:p>
      <text:p text:style-name="P52"><text:span text:style-name="T13">– </text:span>Стой! Откуда тебе известно про заклинание Стирания?</text:p>
      <text:p text:style-name="P52"><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2"><text:span text:style-name="T13">– </text:span>Гм. Ну ладно, продолжай.</text:p>
      <text:p text:style-name="P52"><text:span text:style-name="T13">– </text:span>Так вот, по условию эксперимента известно, что вероятность того, что кто-то откроет ящик, ненулевая.</text:p>
      <text:p text:style-name="P52"><text:span text:style-name="T13">– </text:span>И что это означает, дорогая? <text:span text:style-name="T13">– </text:span>спросила Рэрити.</text:p>
      <text:p text:style-name="P52"><text:span text:style-name="T13">– </text:span>Это значит, что кто-нибудь когда-нибудь обязательно откроет его.</text:p>
      <text:p text:style-name="P52"><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52"><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3">–</text:span> То есть, ты хочешь сказать, что мы все — навроде этого кота, а Макс боится открыть ящик? Чтоб мы не исчезли окончательно?</text:p>
      <text:p text:style-name="P52"><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oft-page-break/><text:span text:style-name="T13">– </text:span>Лягать! <text:span text:style-name="T13">– </text:span>выругалась Дэш. <text:span text:style-name="T13">– </text:span>Значит, наши усилия по доставке резонаторов пошли лесом.</text:p>
      <text:p text:style-name="P52"><text:span text:style-name="T13">–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3">– </text:span>Тихо! Спайк, будь добр, сбегай к Кейкам за выпечкой. Нам надо успокоиться. Макс, хоть про Селестию ты нам можешь рассказать?</text:p>
      <text:p text:style-name="P52"><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2"><text:span text:style-name="T13">– А </text:span>как ты узнал… <text:span text:style-name="T13">– </text:span>начала было единорожка, но её перебил напряжённый голос Спайка.</text:p>
      <text:p text:style-name="P52"><text:span text:style-name="T13">– </text:span>Твай! <text:span text:style-name="T13">– </text:span>дракончик стоял в дверях спиной к нам. <text:span text:style-name="T13">–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3">–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2">Мы с пегаской застыли в синем левитационном поле и поплыли к Луне.</text:p>
      <text:p text:style-name="P52"><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3">–</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28">Добавить в главы с Твайлайт её попытки заигрывания с Максом</text:span><text:span text:style-name="T13">&gt;</text:span></text:p>
      <text:p text:style-name="P52">В голосе лавандовой единорожки звучал металл. Мы опять полетели к Твайлайт.</text:p>
      <text:p text:style-name="P52"><text:span text:style-name="T13">–</text:span> ДОВОЛЬНО! НАМ НАДОЕЛА ЭТА НЕПОКОРНОСТЬ! ПОЗНАЙ ГНЕВ ПРИНЦЕССЫ НОЧИ!!!</text:p>
      <text:p text:style-name="P52"><text:span text:style-name="T13">–</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2"><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2"><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2"><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3">– О</text:span>хренеть! <text:span text:style-name="T13">– </text:span>чертыхнулся Спайк. <text:span text:style-name="T13">– </text:span><text:s/>Твай, она создаёт сферу стихий!</text:p>
      <text:p text:style-name="P52"><text:span text:style-name="T13">– </text:span>Вижу! <text:span text:style-name="T13">– </text:span>донёсся голос единорожки из-под потолка. <text:span text:style-name="T13">–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3">– </text:span>Погоди. У меня есть вариант получше.</text:p>
      <text:p text:style-name="P52">Я вылез из-под шкафа и попрыгал на одной ноге в центр зала.</text:p>
      <text:p text:style-name="P52"><text:span text:style-name="T13">– </text:span>Стойте! Прекратите! Да остановитесь же!!!</text:p>
      <text:p text:style-name="P52">Аликорница и шестёрка уставились на меня.</text:p>
      <text:p text:style-name="P52"><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2"><text:soft-page-break/><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3">– </text:span>Как ты её назвал? <text:span text:style-name="T13">– </text:span>отвалилась челюсть у аликорницы.</text:p>
      <text:p text:style-name="P52"><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2"><text:span text:style-name="T13">– </text:span>Что? <text:span text:style-name="T13">–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3">–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3">– </text:span>Что тут случилось? Почему все висят в воздухе? И всё вот это?</text:p>
      <text:p text:style-name="P52">Голос Спайка откуда-то из подвала ответил:</text:p>
      <text:p text:style-name="P52"><text:span text:style-name="T13">– </text:span>Потому что Твайлайт остановила время. В радиусе девяти метров, как мне кажется. Или десяти.</text:p>
      <text:p text:style-name="P52"><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oft-page-break/><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3">–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3">–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3">– </text:span>Эмм, я вам подхожу?</text:p>
      <text:p text:style-name="P52"><text:span text:style-name="T13">– </text:span>КТО ТЫ?</text:p>
      <text:p text:style-name="P52"><text:span text:style-name="T13">– </text:span>Эмм, Лира Хартстрингс, единорог. Я не то, чтобы маг, моя специализация — музыка…</text:p>
      <text:p text:style-name="P52"><text:span text:style-name="T13">– </text:span>ГОДИТСЯ! ТЫ ВИДИШЬ ТОЧКУ СИНГУЛЯРНОСТИ?</text:p>
      <text:p text:style-name="P52"><text:span text:style-name="T13">– </text:span>Эмм?</text:p>
      <text:p text:style-name="P52">Голос Спайка пояснил:</text:p>
      <text:p text:style-name="P52"><text:span text:style-name="T13">– </text:span>Вон та яркая искорка над лестницей, у которой вся картинка искривляется.</text:p>
      <text:p text:style-name="P52"><text:span text:style-name="T13">– </text:span>Да! Вижу.</text:p>
      <text:p text:style-name="P52"><text:span text:style-name="T13">– </text:span>ТЕПЕРЬ ЛЕВИТИРУЙ ПРИМАТА В ТОЧКУ СИНГУЛЯРНОСТИ.</text:p>
      <text:p text:style-name="P52"><text:span text:style-name="T13">– </text:span>Чего?!! <text:span text:style-name="T13">– </text:span>возопило моё малое сознание.</text:p>
      <text:p text:style-name="P52"><text:span text:style-name="T13">– </text:span>Эмм… Зачем?</text:p>
      <text:p text:style-name="P52"><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2"><text:span text:style-name="T13">– </text:span>Вы даёте слово, что человеку не будет причинён вред? <text:span text:style-name="T13">– </text:span>голос Лиры обрёл непривычную твёрдость.</text:p>
      <text:p text:style-name="P52"><text:span text:style-name="T13">– </text:span>КАК ТЫ СМЕЕШЬ СОМНЕВАТЬСЯ В НАС, СВОЕЙ ПРИНЦЕССЕ?</text:p>
      <text:p text:style-name="P52"><text:span text:style-name="T13">– Я </text:span>не сомневаюсь в вас, Ваше Высочество… Потому и требую слова!</text:p>
      <text:p text:style-name="P52"><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3">– </text:span>Ну, блядь, спасибо! <text:span text:style-name="T13">– </text:span>подумал я.</text:p>
      <text:p text:style-name="P52"><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3">– </text:span>Буэ-э-э!</text:p>
      <text:p text:style-name="P52"><text:soft-page-break/>То ли от воздействия сингулярности, то ли от того, что закружилась голова в торнадо, но меня буквально вывернуло наизнанку.</text:p>
      <text:p text:style-name="P52"><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3">– </text:span>Давай по-порядку. <text:span text:style-name="T13">– о</text:span>становила меня Луна. <text:span text:style-name="T13">–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3">– </text:span>Теперь ты понимаешь, почему Мы виним тебя в развоплощении сестры?</text:p>
      <text:p text:style-name="P52"><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2">Луна пристально взглянула на меня и понимающе склонила голову.</text:p>
      <text:p text:style-name="P52"><text:span text:style-name="T13">– </text:span>Мы знаем, иногда так бывает. Продолжай.</text:p>
      <text:p text:style-name="P52"><text:soft-page-break/><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3">– </text:span>Да, помним.</text:p>
      <text:p text:style-name="P52"><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2">Луна сморщила нос при этих словах, но всё же кивнула.</text:p>
      <text:p text:style-name="P52"><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oft-page-break/><text:span text:style-name="T13">– </text:span>Я приглашу их. Они не откажутся.</text:p>
      <text:p text:style-name="P52"><text:span text:style-name="T13">– </text:span>Что ж, ещё одной проблемой меньше. Теперь нужно решить, как найти Сел. Кто-то должен отправиться за ней.</text:p>
      <text:p text:style-name="P52"><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2"><text:span text:style-name="T13">– </text:span>А если…</text:p>
      <text:p text:style-name="P52"><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2"><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3">– </text:span>Почему же ты не смогла найти меня с его помощью?</text:p>
      <text:p text:style-name="P52">Аликорница смутилась.</text:p>
      <text:p text:style-name="P52"><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2"><text:soft-page-break/><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2"><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2"><text:span text:style-name="T13">– </text:span>А также совместить приятное с полезным. <text:span text:style-name="T13">– </text:span>не удержался я.</text:p>
      <text:p text:style-name="P47">Луна бросила на меня тяжёлый взгляд.</text:p>
      <text:p text:style-name="P50"><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20">–</text:span> Тогда зачем она..?</text:p>
      <text:p text:style-name="P47"><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1">–</text:span> А другие? Они тоже… давали мне потому, что считали меня последним шансом?</text:p>
      <text:p text:style-name="P50">У аликорницы отвалилась челюсть.</text:p>
      <text:p text:style-name="P50"><text:span text:style-name="T21">–</text:span> Другие? Кто ещё?<text:span text:style-name="T13"> </text:span>С кем ещё у тебя были… отношения?</text:p>
      <text:p text:style-name="P47"><text:span text:style-name="T20">–</text:span> С Рэйнбоу Дэш <text:span text:style-name="T20">–</text:span> ответил я несчастным голосом. <text:span text:style-name="T20">–</text:span> И, может быть, с Пинки.</text:p>
      <text:p text:style-name="P47"><text:span text:style-name="T20">–</text:span> А ты живчик. <text:span text:style-name="T20">–</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7"><text:span text:style-name="T20">– Что?!! – с недоверием воскликнула Луна. – Сестра никогда не умела лечить. И сейчас не умеет </text:span><text:span text:style-name="T68">—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7"><text:span text:style-name="T20">– О небо! Теперь Мы понимаем, почему она так ослабела! Как это в стиле Сестры </text:span><text:span text:style-name="T68">—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7"><text:span text:style-name="T20">– Заместительная терапия </text:span><text:span text:style-name="T68">—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text:soft-page-break/>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7"><text:span text:style-name="T20">–</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20">–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3">– </text:span>Спасибо, Дэш. Ты настоящий друг.</text:p>
      <text:p text:style-name="P52"><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3">– </text:span>Макс, ты тут? <text:span text:style-name="T13">–</text:span>Дэш просунула нос в дверь, не дожидаясь отклика. <text:span text:style-name="T13">– </text:span>Ага, вот ты где! Я с тобой!</text:p>
      <text:p text:style-name="P52">Она швырнула перемётные сумки мне на постель и пошла к выходу.</text:p>
      <text:p text:style-name="P52"><text:span text:style-name="T13">– </text:span>Ну, чего застрял? Пошли скорее, а то на хавчик опоздаем! <text:span text:style-name="T13">– </text:span>нетерпеливо обернулась пегаска.</text:p>
      <text:p text:style-name="P52"><text:soft-page-break/>Я пожал плечами и пошёл следом. Бороться со стихией в лице Дэш было трудновато. Да и незачем.</text:p>
      <text:p text:style-name="P52"/>
      <text:p text:style-name="P40">…</text:p>
      <text:p text:style-name="P40"/>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3">– </text:span>Располагайтесь. <text:span text:style-name="T13">–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52"><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52"><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3">– </text:span>А ты первая на моей памяти лошадь, умеющая магичить.</text:p>
      <text:p text:style-name="P52">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2">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text:soft-page-break/>–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8">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text:soft-page-break/>–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1">***</text:p>
      <text:p text:style-name="P40"/>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text:soft-page-break/>–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69">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1">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0"/>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text:soft-page-break/>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soft-page-break/>***</text:p>
      <text:p text:style-name="P40"/>
      <text:p text:style-name="P47"><text:span text:style-name="T68">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8">—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4">–</text:span><text:span text:style-name="T34"> Ну хорошо, а кто вами правит? Аликорн? Драконикус? Какой-нибудь человек с рогом во лбу? Или у вас нет правителя?</text:span></text:p>
      <text:p text:style-name="P35"><text:span text:style-name="T13">–</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2">трид</text:span><text:span text:style-name="T1">цать лет, если его сменят через </text:span><text:span text:style-name="T7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3">~~~ </text:span>Человек Макс <text:span text:style-name="T13">~~~</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1">~~~~~</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2">«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2">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1">~~~~~</text:p>
      <text:p text:style-name="P41"/>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text:soft-page-break/>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28">Описать нарастание депрессивных мыслей от описанных случая к случаю</text:span><text:span text:style-name="T13">&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text:soft-page-break/>отделаешься. Я не для того тысячи лет заточения в камне копил магию в Эогиппе, чтоб потом всё спустить за так на это пугало<text:span text:style-name="T13">!</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53" text:outline-level="3">Воскресение</text:h>
      <text:p text:style-name="P47">&lt;<text:span text:style-name="T84">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4">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тогда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2">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text:soft-page-break/>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text:soft-page-break/>–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text:soft-page-break/>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3"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94"><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3">–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4">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text:soft-page-break/>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soft-page-break/>…</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text:soft-page-break/>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text:soft-page-break/>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2">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text:soft-page-break/></text:p>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3">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3">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8">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7"/>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34">—</text:span> что может держать закоренелого обеспеченного холостяка дома, кроме работы? <text:span text:style-name="T34">—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4">—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4">—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3">– Анон…</text:span><text:span text:style-name="T1"> Тут окно разбито… И верёвка висит. – пискнула Флаттершай из кухни.</text:span></text:p>
      <text:p text:style-name="P93"><text:span text:style-name="T13">–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8">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3">Я устало улыбнулся аликорнице </text:span>и осторожно закрыл ноутбук<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94"><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3">– </text:span>А я так хотел продемонстрировать ей класс езды на моноцикле!<text:span text:style-name="T13"> – пожаловался д</text:span>раконикус, ткнув в лежащий рядом гироскутер<text:span text:style-name="T13">. – Но разве Сахарная Ватка ценит настоящее искусство?</text:span></text:p>
      <text:p text:style-name="P106"/>
      <text:h text:style-name="P150" text:outline-level="2">2<text:span text:style-name="T1">7</text:span>. Отбытие</text:h>
      <text:p text:style-name="P111">&lt;Mission Impossible theme ?&gt;</text:p>
      <text:p text:style-name="P94"><text:span text:style-name="T13">–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94"><text:soft-page-break/><text:span text:style-name="T13">– А что? – невинно захлопал глазами </text:span>реальный <text:span text:style-name="T13">драконикус. – Я, между прочим, </text:span>намного раньше тебя <text:span text:style-name="T13">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text:soft-page-break/>–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3">–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3">– Нет! Дискорд </text:span>— не убийца!</text:p>
      <text:p text:style-name="P114">С необычной для неё силой, Флаттершай вытащила кляп изо рта драконикуса.</text:p>
      <text:p text:style-name="P114"><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3">– </text:span>Говори.</text:p>
      <text:p text:style-name="P114">Дискорд немного успокоился.</text:p>
      <text:p text:style-name="P114"><text:s/><text:span text:style-name="T13">–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3">ак, интересно, я получу без </text:span>тебя<text:span text:style-name="T13"> приз из… копыт Луны?!! 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14"><text:span text:style-name="T13">–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8">словно кот с мышью</text:span>?</text:p>
      <text:p text:style-name="P114"><text:span text:style-name="T13">– </text:span>Анон! <text:span text:style-name="T13">– </text:span>крикнула Эпплджек из прихожей. <text:span text:style-name="T13">–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text:soft-page-break/>– Что? – ступил я.</text:p>
      <text:p text:style-name="P114"><text:span text:style-name="T34">–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4">–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text:soft-page-break/>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4">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text:soft-page-break/>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3">–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3">–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3">–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text:soft-page-break/></text:h>
      <text:h text:style-name="Heading_20_2" text:outline-level="2">2<text:span text:style-name="T1">8</text:span>. Разговор за столиком в <text:span text:style-name="T1">ночи</text:span></text:h>
      <text:p text:style-name="First_20_line_20_indent"><text:span text:style-name="T13">&lt;</text:span><text:span text:style-name="T60">Queen – Flash</text:span><text:span text:style-name="T13">&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22">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3">–</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text:soft-page-break/>От неожиданности я только открывал рот, в попытке что-то ответить, но тут же закрывал его. Нужные слова выветрились из головы.</text:p>
      <text:p text:style-name="P47"><text:span text:style-name="T13">– Т</text:span>ы что за хрен вообще? <text:span text:style-name="T13">– наконец сподобился я на членораздельную речь.</text:span></text:p>
      <text:p text:style-name="P47">Зверь смутился.</text:p>
      <text:p text:style-name="P47"><text:span text:style-name="T13">–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3">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text:p>
      <text:p text:style-name="P39"/>
      <text:p text:style-name="P50"><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39"/>
      <text:p text:style-name="P50"><text:soft-page-break/><text:span text:style-name="T13">– Если я расскажу тебе н</text:span>астоящую<text:span text:style-name="T13"> причину </text:span>— ты исчезнешь! <text:span text:style-name="T13">– угрюмо заявил я.</text:span></text:p>
      <text:p text:style-name="P37">Морда Анакорна осветилась радостным озарением.</text:p>
      <text:p text:style-name="P37"/>
      <text:p text:style-name="P50"><text:span text:style-name="T13">– </text:span><text:span text:style-name="T85">Я ПОНЯЛ, КТО ТЫ!!! КАК </text:span><text:span text:style-name="T86">ЖЕ </text:span><text:span text:style-name="T85">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0"><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3">– Ну… Я не идиот, я видел, что происходит за Чёрным </text:span>э<text:span text:style-name="T13">краном… М</text:span>ир людей — не <text:span text:style-name="T13">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9"/>
      <text:p text:style-name="P3"><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7">–</text:span><text:span text:style-name="T52"> Анакорн подавил короткий смешок. </text:span><text:span text:style-name="T4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text:soft-page-break/>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4">.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14" text:note-class="footnote"><text:note-citation>14</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52">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3">.</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52">–</text:span><text:span text:style-name="T34">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4">– Ты уже устранил крупнейший дефект Эквестрии </text:span><text:span text:style-name="T52">— манипуляции светилом. Аналогично решаются и остальные проблемы</text:span><text:span text:style-name="T34">.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4">.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52">–</text:span><text:span text:style-name="T34"> А кьютимарки? Как, разрази меня квазар, объяснить кьютимарки? </text:span><text:span text:style-name="T52">–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6"> точнее, дерево схожих миров Эквуса </text:span><text:span text:style-name="T63">—</text:span><text:span text:style-name="T56"> создали брони. Разумеется, стержнем им послужил именно сериал, но каждый фанфик </text:span><text:span text:style-name="T63">—</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6">– Наконец-то я вижу свет в конце тоннеля! Как это не пришло мне в голову! Ты всё отлично увязал! Всё сходится! Более того </text:span><text:span text:style-name="T63">—</text:span><text:span text:style-name="T56"> Анакорн заговорщически подмигнул мне </text:span><text:span text:style-name="T63">—</text:span><text:span text:style-name="T5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6">!</text:span></text:p>
      <text:p text:style-name="P102">Я подозрительно посмотрел на Анакорна.</text:p>
      <text:p text:style-name="P101"><text:span text:style-name="T21">– </text:span><text:span text:style-name="T56">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oft-page-break/><text:span text:style-name="T21">–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3">– </text:span>Эээ… Тут я тебе точно не помощник. Никогда не писал ничего сложнее технической документации к программам.</text:p>
      <text:p text:style-name="P101"><text:span text:style-name="T13">– </text:span>Пиши, как есть. <text:span text:style-name="T13">– </text:span>развёл копытами Анакорн. <text:span text:style-name="T13">– </text:span>Авось сгодится. Я писать точно не буду <text:span text:style-name="T63">— ты меня с кьютимарками уже пригрузил на ближайшие тысячи лет.</text:span></text:p>
      <text:p text:style-name="P101">…</text:p>
      <text:p text:style-name="P101">Факн щит<text:note text:id="ftn15" text:note-class="footnote"><text:note-citation>15</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9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text:soft-page-break/>–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2">—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4">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text:soft-page-break/></text:p>
      <text:p text:style-name="P39"><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8">–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4">Хочу, чтобы ты </text:span><text:span text:style-name="T35">делал мне почесушки</text:span><text:span text:style-name="T34">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93">Я опустил руку на шею Дэш и ощутил теплоту и лёгкое покалывание в пустоте.</text:p>
      <text:p text:style-name="P93"><text:span text:style-name="T13">–</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2"/>
      <text:h text:style-name="Heading_20_2" text:outline-level="2">Эпилог. Земля</text:h>
      <text:p text:style-name="P108">&lt;<text:span text:style-name="T59">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26T19:14:23.113586118</dc:date>
    <meta:editing-duration>P136DT12H49M58S</meta:editing-duration>
    <meta:editing-cycles>8292</meta:editing-cycles>
    <meta:generator>LibreOffice/5.1.6.2$Linux_X86_64 LibreOffice_project/10m0$Build-2</meta:generator>
    <meta:document-statistic meta:table-count="0" meta:image-count="0" meta:object-count="0" meta:page-count="209" meta:paragraph-count="4437" meta:word-count="93090" meta:character-count="616300" meta:non-whitespace-character-count="523331"/>
  </office:meta>
</office:document-meta>
</file>